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2" style:family="paragraph" style:parent-style-name="Standard">
      <style:text-properties fo:font-size="12pt" fo:language="nl" fo:country="BE" style:font-size-asian="12pt" style:font-size-complex="12pt"/>
    </style:style>
    <style:style style:name="P3" style:family="paragraph" style:parent-style-name="Standard">
      <style:text-properties officeooo:paragraph-rsid="000e3f81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6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7" style:family="paragraph" style:parent-style-name="Title" style:master-page-name="First_20_Page">
      <style:paragraph-properties style:page-number="auto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6pt" fo:language="nl" fo:country="BE" style:font-size-asian="16pt" style:font-size-complex="16pt"/>
    </style:style>
    <style:style style:name="T3" style:family="text">
      <style:text-properties fo:font-size="12pt" fo:language="nl" fo:country="BE" fo:font-weight="bold" style:font-size-asian="12pt" style:font-weight-asian="bold" style:font-size-complex="12pt"/>
    </style:style>
    <style:style style:name="T4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5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Text Box 2" draw:style-name="gr1" draw:text-style-name="P8" svg:width="0.3189in" svg:height="0.1587in" svg:x="-0.8626in" svg:y="1.9665in"><text:p text:style-name="Frame_20_contents"><text:span text:style-name="T1">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Tussentijds opvolgingsformulier Bachelorproef 2016-2017</text:span><text:bookmark text:name="_GoBack"/></text:p>
      <text:p text:style-name="P1"/>
      <text:p text:style-name="P1"/>
      <text:p text:style-name="Standard"><text:span text:style-name="T3">Bachelorproef: </text:span><text:span text:style-name="T4"><text:s/></text:span><text:span text:style-name="T6">Iot in gebouwenAutomatisatie</text:span></text:p>
      <text:p text:style-name="P2"/>
      <text:p text:style-name="P3"><text:span text:style-name="T3">Bedrijf: </text:span><text:span text:style-name="T5"><text:s/></text:span><text:span text:style-name="T6">Thomas More </text:span></text:p>
      <text:p text:style-name="P2"/>
      <text:p text:style-name="Standard"><text:span text:style-name="T3">Student: <text:s/></text:span><text:span text:style-name="T6">Olivier Van den Eede</text:span></text:p>
      <text:p text:style-name="P1"/>
      <text:p text:style-name="Standard"><text:span text:style-name="T3">Promotor: </text:span><text:span text:style-name="T4"><text:s/></text:span><text:span text:style-name="T6">Wim Dams</text:span></text:p>
      <text:p text:style-name="P1"/>
      <text:p text:style-name="P3"><text:span text:style-name="T3">Bedrijfspromotor: <text:s/></text:span><text:span text:style-name="T6">Jan Derua</text:span></text:p>
      <text:p text:style-name="P2"/>
      <text:p text:style-name="Standard"><text:span text:style-name="T3">Opleiding: <text:s/></text:span><text:span text:style-name="T6">Electronica-ICT</text:span></text:p>
      <text:p text:style-name="P2"/>
      <text:p text:style-name="Standard"><text:span text:style-name="T3">Periode (weeknr. volgens agenda): <text:s/></text:span></text:p>
      <text:p text:style-name="P2"/>
      <text:p text:style-name="Standard"><text:span text:style-name="T3">Gerealiseerd vorige week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Doelstellingen voor de volgende week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Standard"><text:span text:style-name="T3">Opmerkingen bedrijfspromotor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Opmerkingen hogeschoolpromotor:</text:span>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F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F" style:font-family-generic-asian="system" style:font-pitch-asian="variable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5</meta:editing-cycles>
    <meta:print-date>2013-04-21T17:44:00</meta:print-date>
    <meta:creation-date>2016-12-21T00:07:00</meta:creation-date>
    <dc:date>2017-02-15T10:02:27.649988055</dc:date>
    <meta:editing-duration>PT18M31S</meta:editing-duration>
    <meta:generator>LibreOffice/5.1.4.2$Linux_X86_64 LibreOffice_project/10m0$Build-2</meta:generator>
    <meta:document-statistic meta:table-count="0" meta:image-count="2" meta:object-count="0" meta:page-count="2" meta:paragraph-count="15" meta:word-count="41" meta:character-count="384" meta:non-whitespace-character-count="347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